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 style:master-page-name="Standard">
      <style:paragraph-properties style:page-number="1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ividual Sign-up as a manager to Shuttler</text:p>
      <text:p text:style-name="P1"/>
      <text:p text:style-name="Standard">1- Direct Sign-up</text:p>
      <text:p text:style-name="Standard"><text:tab/>1a. E-mail</text:p>
      <text:p text:style-name="Standard"><text:tab/>1b. Phone Number<text:tab/></text:p>
      <text:p text:style-name="Standard"><text:tab/>1c. Email(Priority) and Phone</text:p>
      <text:p text:style-name="Standard">2- Third Party Sign-Up (wiİl be done after it’s moved to cloud)</text:p>
      <text:p text:style-name="P3">2a. Google</text:p>
      <text:p text:style-name="P3">2b. Apple</text:p>
      <text:p text:style-name="P1"/>
      <text:p text:style-name="P1"/>
      <text:p text:style-name="P1">The way to sign up to Shuttler Ecosystem as a Manager(School or Company)</text:p>
      <text:p text:style-name="P1"/>
      <text:p text:style-name="Standard">1- The manager puts up the information such as name, address, the number of users etc.. <text:s/>about the institution.</text:p>
      <text:p text:style-name="Standard">2- The app generates an invitation link for registering as a passenger.</text:p>
      <text:p text:style-name="Standard">3- The manager privately shares this link with the potential passengers.</text:p>
      <text:p text:style-name="Standard">4- The passenger receives the invitation link.</text:p>
      <text:p text:style-name="Standard">5- The invitation redirects to either the <text:span text:style-name="T1">Shuttler </text:span>mobile app or browser website.</text:p>
      <text:p text:style-name="Standard">6- The passenger signs up with the information about himself/herself such as name, location etc.</text:p>
      <text:p text:style-name="Standard">7- The manager receives notification that a passenger has signed up.</text:p>
      <text:p text:style-name="Standard">8- The manager will validate the information that was put up by the passenger.</text:p>
      <text:p text:style-name="Standard">9- The user is added to the organization’s domain.</text:p>
      <text:p text:style-name="Standard"/>
      <text:p text:style-name="Standard"/>
      <text:p text:style-name="P2">Password Policies</text:p>
      <text:p text:style-name="P2"/>
      <text:p text:style-name="Standard">The password policy is set up as 12 min chars with at least one capital letter, one small letter, one digit and one special symbol.<text:line-break/><text:line-break/>It can be set up in Keycloak. It WILL be set up in both client side and server side apps.</text:p>
      <text:p text:style-name="Standard"/>
      <text:p text:style-name="Standard"/>
      <text:p text:style-name="Standard"/>
      <text:p text:style-name="Standard"/>
      <text:p text:style-name="Standard"/>
      <text:p text:style-name="Standard">The web app will be implemented with Angular + Ionic<text:line-break/>The mobile app will initially be implemented with Ionic.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GLOSSARY</text:p>
      <text:p text:style-name="Standard"/>
      <text:list text:style-name="WWNum1">
        <text:list-item>
          <text:p text:style-name="P7">Organisation</text:p>
        </text:list-item>
        <text:list-item>
          <text:p text:style-name="P7">User</text:p>
          <text:list>
            <text:list-item>
              <text:p text:style-name="P8">Organisation Manager</text:p>
            </text:list-item>
            <text:list-item>
              <text:p text:style-name="P8">Passenger</text:p>
            </text:list-item>
            <text:list-item>
              <text:p text:style-name="P8">Driver</text:p>
            </text:list-item>
            <text:list-item>
              <text:p text:style-name="P8">System Admin (Works for Shuttler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Num2">
        <text:list-item>
          <text:p text:style-name="P9">The user/manager is able to track the location of the vehicle.</text:p>
        </text:list-item>
        <text:list-item>
          <text:p text:style-name="P9">The manager gets notification when a correct invitation code is entered for passenger sign up, but the max number of passengers exceeded.</text:p>
        </text:list-item>
        <text:list-item>
          <text:p text:style-name="P9">Avoid someone to be able to try more than three times to signup as a passeng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5-03-25T12:45:24.020000000</dc:date>
    <meta:editing-duration>PT44S</meta:editing-duration>
    <meta:editing-cycles>1</meta:editing-cycles>
    <meta:document-statistic meta:table-count="0" meta:image-count="0" meta:object-count="0" meta:page-count="2" meta:paragraph-count="31" meta:word-count="295" meta:character-count="1673" meta:non-whitespace-character-count="1412"/>
  </office:meta>
</office:document-meta>
</file>